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0" style:family="paragraph" style:parent-style-name="Standard" style:list-style-name="L5">
      <style:text-properties fo:language="en" fo:country="US" fo:font-weight="normal" style:font-weight-asian="normal" style:font-weight-complex="normal"/>
    </style:style>
    <style:style style:name="P11" style:family="paragraph" style:parent-style-name="Standard" style:list-style-name="L6">
      <style:text-properties fo:language="en" fo:country="US" fo:font-weight="normal" style:font-weight-asian="normal" style:font-weight-complex="normal"/>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list-style-name="L2">
      <style:text-properties fo:language="en" fo:country="US" fo:font-weight="bold" style:font-weight-asian="bold" style:font-weight-complex="bold"/>
    </style:style>
    <style:style style:name="P14" style:family="paragraph" style:parent-style-name="Standard" style:list-style-name="L3">
      <style:text-properties fo:language="en" fo:country="U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635627428" text:style-name="L1">
        <text:list-item>
          <text:p text:style-name="P9">Requests for detailed personal information, such as full name, address, telephone number, occupation, age, gender, passport photograph are very common.</text:p>
        </text:list-item>
        <text:list-item>
          <text:p text:style-name="P9">Scammers commonly use templates written ahead of time over the the first two email exchanges.</text:p>
        </text:list-item>
        <text:list-item>
          <text:p text:style-name="P9">It is common for a scammer to add his target's email address in a bank, shared with other scammers.</text:p>
        </text:list-item>
        <text:list-item>
          <text:p text:style-name="P9">Often, a scammer will send a target counterfeit documents – e.g. certificates, passports, etc., in order to convince the target in the veracity of the proposed scheme.</text:p>
        </text:list-item>
        <text:list-item>
          <text:p text:style-name="P9">A scam is often operated by more than one person, or – the same person assuming multiple identities. </text:p>
        </text:list-item>
        <text:list-item>
          <text:p text:style-name="P9">Sometimes a scammer will insist on a phone number and attempt to call the target.</text:p>
        </text:list-item>
        <text:list-item>
          <text:p text:style-name="P9">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PFSM,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text:soft-page-break/>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1156783906" text:style-name="L2">
        <text:list-item>
          <text:list>
            <text:list-item>
              <text:p text:style-name="P13">uses file system for communication</text:p>
            </text:list-item>
            <text:list-item>
              <text:p text:style-name="P13">posix</text:p>
            </text:list-item>
            <text:list-item>
              <text:p text:style-name="P13">working directory</text:p>
            </text:list-item>
            <text:list-item>
              <text:p text:style-name="P13"/>
            </text:list-item>
          </text:list>
        </text:list-item>
      </text:list>
      <text:list xml:id="list1927573096" text:style-name="L3">
        <text:list-item>
          <text:p text:style-name="P14">figure</text:p>
        </text:list-item>
        <text:list-item>
          <text:p text:style-name="P14">variation of consumer-producer problem, FIFO implementation</text:p>
        </text:list-item>
        <text:list-item>
          <text:p text:style-name="P14"/>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text:soft-page-break/></text:p>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text:span text:style-name="T3">john.smith@domain.com</text:span></text:a><text:span text:style-name="T4">”. Therefore, an effective way to keep track of threads is to maintain buckets with all encountered email addresses for each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a level of trust with the target. If trust is successfully established, the target is considered much more valuable, as it is much more likely to cooperate with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the setbacks we have introduced. For example, an example of reaffirmation is claiming - “I look forward to working with you to process my winnings” at the end of a message, which introduces some exceptional circumstance.</text:p>
      <text:p text:style-name="P5"><text:soft-page-break/>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of this are requests for photo identification. Cooperating with these is clearly a bad idea. Instead, we chose to compose an excuse – e.g. “I am sorry, but I am bad with computers. Could you tell me how to put a photo in this letter?” This is usually effective at bypassing these questions altogether. Alternatively, the scammer has to spend time to write a mini tutorial on how to work with email attachments. </text:p>
      <text:p text:style-name="P5"/>
      <text:p text:style-name="P5">Another non-cooperative strategy is asking questions about exceptional circumstances. As we observe in [SECTION], answering questions is difficult.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asking him to comment on the content, we ensure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one goal – to force the scammer to look through his email box, find the last message he has sent us, and send it again. It is a very simple way to get the scammer to do extra work.</text:p>
      <text:p text:style-name="P5"/>
      <text:p text:style-name="P5">3. Response generation</text:p>
      <text:p text:style-name="P5"/>
      <text:p text:style-name="P5">Responses are generated from the outputs of the information extraction, identity generation, classification tasks and current conversation state via a two-step process. In the first step, a probabilistic finite state machine (PFSM) builds a template with placeholders for paragraphs to be included. In the second step, a set of lower-level PFSMs fill out the templates with text snippets from the agent's script. The process is illustrated in [FIGUR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6T20:37:12</dc:date>
    <dc:creator>Ivan Trendafilov</dc:creator>
    <meta:editing-duration>P1DT21H19M58S</meta:editing-duration>
    <meta:editing-cycles>202</meta:editing-cycles>
    <meta:generator>LibreOffice/3.3$Unix LibreOffice_project/330m19$Build-401</meta:generator>
    <meta:document-statistic meta:table-count="0" meta:image-count="0" meta:object-count="0" meta:page-count="10" meta:paragraph-count="111" meta:word-count="5620" meta:character-count="35132"/>
  </office:meta>
</office:document-meta>
</file>